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 am an enthusiastic Software Tester, eager to contribute to team success through hard work, attention to detail</text:span></text:p>
      <text:p text:style-name="P1"><text:span text:style-name="T1">and excellent organizational skills. Clear understanding of Manual Testing methodologies, Sales and Customer Service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